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99cm" fo:margin-bottom="0.199cm" loext:contextual-spacing="false" fo:line-height="115%" fo:text-align="justify" style:justify-single-word="false" fo:orphans="2" fo:widows="2" fo:text-indent="1.199cm" style:auto-text-indent="false" style:writing-mode="lr-tb"/>
    </style:style>
    <style:style style:name="P2" style:family="paragraph" style:parent-style-name="Heading_20_1" style:master-page-name="Standard">
      <style:paragraph-properties fo:margin-top="0.423cm" fo:margin-bottom="0.212cm" loext:contextual-spacing="false" fo:text-align="center" style:justify-single-word="false" style:page-number="auto"/>
    </style:style>
    <style:style style:name="P3" style:family="paragraph" style:parent-style-name="Header">
      <style:paragraph-properties fo:margin-left="0cm" fo:margin-right="0.635cm" fo:text-align="end" style:justify-single-word="false" fo:text-indent="0cm" style:auto-text-indent="false"/>
    </style:style>
    <style:style style:name="P4" style:family="paragraph" style:parent-style-name="akapit_5f_podstawowy">
      <style:paragraph-properties fo:margin-left="0cm" fo:margin-right="0cm" fo:text-indent="0cm" style:auto-text-indent="false"/>
    </style:style>
    <style:style style:name="P5" style:family="paragraph" style:parent-style-name="cytat">
      <style:paragraph-properties fo:margin-left="0cm" fo:margin-right="0.101cm" fo:text-indent="0cm" style:auto-text-indent="false"/>
    </style:style>
    <style:style style:name="P6" style:family="paragraph" style:parent-style-name="cytat">
      <style:paragraph-properties fo:margin-left="2.498cm" fo:margin-right="0cm" fo:text-indent="0cm" style:auto-text-indent="false"/>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_RefHeading___Toc105_4161448314"/>KORDIAN<text:bookmark-end text:name="__RefHeading___Toc105_4161448314"/></text:h>
      <text:h text:style-name="Heading_20_2" text:outline-level="2"><text:bookmark-start text:name="__RefHeading___Toc107_4161448314"/>WSTĘP<text:bookmark-end text:name="__RefHeading___Toc107_4161448314"/></text:h>
      <text:p text:style-name="P1">"Kordian" został napisany w 1833 roku w Szwajcarii, wydany zaś anonimowo w Paryżu w 1834 r. W podtytule autor umieścił informacje: spisek koronacyjny, pierwsza część trylogii. Wypadki będące tłem wydarzeń w "Kordianie" rozegrały się w Warszawie w nocy z 24 na 25 maja 1829 roku , kiedy to do stolicy przybył następca cara Aleksandra, młodszy brat Konstantego Mikołaj, aby koronować się na króla Polski.</text:p>
      <text:p text:style-name="akapit_5f_podstawowy">Spiskowcy działali w porozumieniu z wpływowymi osobistościami ówczesnego życia politycznego , wśród których główną rolę odgrywał Julian Ursyn Niemcewicz. Ludzie ci w ostatniej chwili, obawiając się konsekwencji, odmówili udziału w spisku.</text:p>
      <text:p text:style-name="Standard"/>
      <text:h text:style-name="Heading_20_2" text:outline-level="2"><text:bookmark-start text:name="__RefHeading___Toc109_4161448314"/>KRYTYKA WODZÓW POWSTANIA LISTOPADOWEGO W "PRZYGOTOWANIU"<text:bookmark-end text:name="__RefHeading___Toc109_4161448314"/></text:h>
      <text:p text:style-name="Standard"/>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a więc nie ma zamiaru szukać pomocy wśród chłopów, jest za stary na przywódcę, nieudolny w działaniu. Z atramentu zaczerpniętego z kałamarza Talleyranda, który niestety blednie, rodzi <text:s/>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 że autor "Śpiewów historycznych" cieszył się dużym autorytetem w społeczeństwie.</text:p>
      <text:p text:style-name="P4"/>
      <text:p text:style-name="akapit_5f_podstawowy">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text:soft-page-break/>"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P5"/>
      <text:p text:style-name="Standard"/>
      <text:p text:style-name="Standard"/>
      <text:h text:style-name="Heading_20_2" text:outline-level="2"><text:bookmark-start text:name="__RefHeading___Toc111_4161448314"/>KRYTYKA IDEI SZLACHECKIEGO REWOLUCJONIZMU W "KORDIANIE"<text:bookmark-end text:name="__RefHeading___Toc111_4161448314"/></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text:s/>"Boże zdejm z mego serca jaskółczy niepokój,<text:line-break/>Daj życiu duszę i cel duszy wyprorokuj...".</text:p>
      <text:p text:style-name="P5"/>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4"/>
      <text:p text:style-name="P6">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text:soft-page-break/>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p text:style-name="Standard"/>
      <text:h text:style-name="Heading_20_2" text:outline-level="2"><text:bookmark-start text:name="__RefHeading___Toc113_4161448314"/>CECHY ARTYSTYCZNE DRAMATU<text:bookmark-end text:name="__RefHeading___Toc113_4161448314"/></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p text:style-name="Standard"/>
      <text:p text:style-name="Contents_20_Heading">Spis treści</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05_4161448314" text:style-name="Index_20_Link_20__28_user_29_" text:visited-style-name="Index_20_Link_20__28_user_29_"><text:span text:style-name="Index_20_Link">KORDIAN<text:tab/>1</text:span></text:a></text:p>
          <text:p text:style-name="P7"><text:a xlink:type="simple" xlink:href="#__RefHeading___Toc107_4161448314" text:style-name="Index_20_Link_20__28_user_29_" text:visited-style-name="Index_20_Link_20__28_user_29_"><text:span text:style-name="Index_20_Link">WSTĘP<text:tab/>1</text:span></text:a></text:p>
          <text:p text:style-name="P7"><text:a xlink:type="simple" xlink:href="#__RefHeading___Toc109_4161448314" text:style-name="Index_20_Link_20__28_user_29_" text:visited-style-name="Index_20_Link_20__28_user_29_"><text:span text:style-name="Index_20_Link">KRYTYKA WODZÓW POWSTANIA LISTOPADOWEGO W "PRZYGOTOWANIU"<text:tab/>1</text:span></text:a></text:p>
          <text:p text:style-name="P7"><text:a xlink:type="simple" xlink:href="#__RefHeading___Toc111_4161448314" text:style-name="Index_20_Link_20__28_user_29_" text:visited-style-name="Index_20_Link_20__28_user_29_"><text:span text:style-name="Index_20_Link">KRYTYKA IDEI SZLACHECKIEGO REWOLUCJONIZMU W "KORDIANIE"<text:tab/>2</text:span></text:a></text:p>
          <text:p text:style-name="P7"><text:a xlink:type="simple" xlink:href="#__RefHeading___Toc113_4161448314" text:style-name="Index_20_Link_20__28_user_29_" text:visited-style-name="Index_20_Link_20__28_user_29_"><text:span text:style-name="Index_20_Link">CECHY ARTYSTYCZNE DRAMATU<text:tab/>3</text:span></text:a></text:p>
        </text:index-body>
      </text:table-of-conten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2" svg:font-family="Manga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Tahoma" style:font-family-asian="Tahoma"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kapit_5f_podstawowy" style:display-name="akapit_podstawowy" style:family="paragraph" style:parent-style-name="Standard">
      <style:paragraph-properties fo:margin-left="0cm" fo:margin-right="0cm" fo:margin-top="0.199cm" fo:margin-bottom="0.199cm" loext:contextual-spacing="false" fo:line-height="115%" fo:text-align="justify" style:justify-single-word="false" fo:orphans="2" fo:widows="2" fo:text-indent="1.199cm" style:auto-text-indent="false" style:writing-mode="lr-tb"/>
    </style:style>
    <style:style style:name="cytat" style:family="paragraph" style:parent-style-name="akapit_5f_podstawowy">
      <style:paragraph-properties fo:margin-left="3.75cm" fo:margin-right="0.101cm" fo:margin-top="0.199cm" fo:margin-bottom="0.199cm" loext:contextual-spacing="false" fo:line-height="115%" fo:text-align="start" style:justify-single-word="false" fo:orphans="2" fo:widows="2" fo:text-indent="0.101cm" style:auto-text-indent="false" style:writing-mode="lr-tb"/>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creation-date>2017-10-15T18:47:23.579000000</meta:creation-date>
    <dc:date>2017-10-09T09:39:01.758973100</dc:date>
    <meta:editing-cycles>4</meta:editing-cycles>
    <meta:editing-duration>PT15M19S</meta:editing-duration>
    <meta:document-statistic meta:table-count="0" meta:image-count="0" meta:object-count="0" meta:page-count="3" meta:paragraph-count="25" meta:word-count="898" meta:character-count="6502" meta:non-whitespace-character-count="5627"/>
    <meta:generator>LibreOffice/5.4.2.2$Windows_x86 LibreOffice_project/22b09f6418e8c2d508a9eaf86b2399209b0990f4</meta:generator>
  </office:meta>
</office:document-meta>
</file>